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Hyperlink" style:data-style-name="N0"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Segoe UI" style:font-name-asian="Segoe UI" style:font-name-complex="Segoe UI" fo:font-size="14pt" style:font-size-asian="14pt" style:font-size-complex="14pt"/>
    </style:style>
    <style:style style:name="ce10" style:family="table-cell" style:parent-style-name="Default" style:data-style-name="N0">
      <style:text-properties fo:color="#212121" fo:font-size="12pt" style:font-size-asian="12pt" style:font-size-complex="12pt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9.31333333333333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8.09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49.9pt" style:use-optimal-row-height="false" fo:break-before="auto"/>
    </style:style>
    <style:style style:name="ro5" style:family="table-row">
      <style:table-row-properties style:row-height="42.4pt" style:use-optimal-row-height="false" fo:break-before="auto"/>
    </style:style>
    <style:style style:name="ro6" style:family="table-row">
      <style:table-row-properties style:row-height="47.25pt" style:use-optimal-row-height="tru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20.25pt" style:use-optimal-row-height="true" fo:break-before="auto"/>
    </style:style>
    <style:style style:name="ro9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Issue analyzed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Action recommended</text:p>
          </table:table-cell>
          <table:table-cell office:value-type="string" table:style-name="ce2">
            <text:p>Reference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Image format requires adjustment</text:p>
          </table:table-cell>
          <table:table-cell office:value-type="string" table:style-name="ce5">
            <text:p>Fail</text:p>
          </table:table-cell>
          <table:table-cell office:value-type="string" table:style-name="ce5">
            <text:p/>
            <text:p>The current image format affect the speed of<text:s text:c="2"/></text:p>
            <text:p>the downloads, data consumption and performance.</text:p>
            <text:p/>
          </table:table-cell>
          <table:table-cell office:value-type="string" table:style-name="ce5">
            <text:p>Image optimized to <text:s/>speed up the downloads and performance.</text:p>
            <text:p/>
          </table:table-cell>
          <table:table-cell office:value-type="string" table:style-name="ce6">
            <text:p><text:a xlink:href="https://web.dev/uses-optimized-images/?utm_source=lighthouse&amp;utm_medium=lr">https://web.dev/uses-optimized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Footer link Contrast<text:s/>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Footer link text unreadable to users</text:p>
          </table:table-cell>
          <table:table-cell office:value-type="string" table:style-name="ce5">
            <text:p>Lighten footer link text to add more contrast</text:p>
            <text:p/>
          </table:table-cell>
          <table:table-cell office:value-type="string" table:style-name="ce6">
            <text:p><text:a xlink:href="https://web.dev/color-contrast/">https://web.dev/color-contrast/</text:a></text:p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string" table:style-name="ce4">
            <text:p>SEO</text:p>
          </table:table-cell>
          <table:table-cell office:value-type="string" table:style-name="ce7">
            <text:p>Best practice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Page two does not have meta description and content</text:p>
          </table:table-cell>
          <table:table-cell office:value-type="string" table:style-name="ce5">
            <text:p>Added meta description and content</text:p>
          </table:table-cell>
          <table:table-cell office:value-type="string" table:style-name="ce6">
            <text:p><text:a xlink:href="https://www.w3schools.com/tags/tag_meta.asp">https://www.w3schools.com/tags/tag_meta.asp</text:a></text:p>
          </table:table-cell>
          <table:table-cell table:number-columns-repeated="1018" table:style-name="ce4"/>
          <table:table-cell table:number-columns-repeated="15360"/>
        </table:table-row>
        <table:table-row table:style-name="ro5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Image Size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Image <text:s/>needs to be resized appropriately.</text:p>
          </table:table-cell>
          <table:table-cell office:value-type="string" table:style-name="ce5">
            <text:p>image was resized from 280px to 250pxs so that it renders appropriate version <text:s/>on the user's screen.<text:s/></text:p>
            <text:p/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Background and foreground colors do not have a sufficient contrast ratio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ow-contrast text is impossible for many users to read</text:p>
          </table:table-cell>
          <table:table-cell office:value-type="string" table:style-name="ce5">
            <text:p>The colour picker was <text:s/>implemented to adjust the colour until the contrast is high enough.</text:p>
            <text:p/>
          </table:table-cell>
          <table:table-cell office:value-type="string" table:style-name="ce6">
            <text:p><text:a xlink:href="https://web.dev/color-contrast/?utm_source=lighthouse&amp;utm_medium=lr">https://web.dev/color-contrast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Links do not have a discernible nam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ink text needs to be discernible, unique and focusable to</text:p>
            <text:p>improve the navigation for users.</text:p>
          </table:table-cell>
          <table:table-cell office:value-type="string" table:style-name="ce5">
            <text:p>Aria-label was used to create discernible name for the link.</text:p>
          </table:table-cell>
          <table:table-cell office:value-type="string" table:style-name="ce6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ACCESSIBILITY</text:p>
          </table:table-cell>
          <table:table-cell office:value-type="string" table:style-name="ce5">
            <text:p>Form elements do not have associated labels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Form elements were not labelled correctly.<text:s/></text:p>
          </table:table-cell>
          <table:table-cell office:value-type="string" table:style-name="ce5">
            <text:p>Used the aria-label attribute and referred <text:s/>to the elements class.</text:p>
          </table:table-cell>
          <table:table-cell office:value-type="string" table:style-name="ce6">
            <text:p><text:a xlink:href="https://web.dev/label/?utm%20source=lighthouse&amp;utm%20medium=lr">https://web.dev/label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The page does not contain a heading, skip link or landmark region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Navigation will be difficult for keyboard and mouse users, as content is repeated across website</text:p>
          </table:table-cell>
          <table:table-cell office:value-type="string" table:style-name="ce5">
            <text:p><text:s/>The page content was placed inside a landmark element<text:s/></text:p>
          </table:table-cell>
          <table:table-cell office:value-type="string" table:style-name="ce6">
            <text:p><text:a xlink:href="https://web.dev/bypass/?utm_source=lighthouse&amp;utm_medium=lr">https://web.dev/bypas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BEST PRACTICE</text:p>
          </table:table-cell>
          <table:table-cell office:value-type="string" table:style-name="ce5">
            <text:p>Java Script and jquery libraries have security vulnerabilities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The Bootstrap and jquery library version was not the updated version.</text:p>
          </table:table-cell>
          <table:table-cell office:value-type="string" table:style-name="ce5">
            <text:p>Bootstrap and Jquery library version was upgraded to help fix vulnerabilities.</text:p>
          </table:table-cell>
          <table:table-cell office:value-type="string" table:style-name="ce6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string" table:style-name="ce4">
            <text:p>BEST PRACTICE</text:p>
          </table:table-cell>
          <table:table-cell office:value-type="string" table:style-name="ce5">
            <text:p>Browser errors were logged to the consol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Error logged to the console indicate unresolved problems.<text:s/></text:p>
          </table:table-cell>
          <table:table-cell office:value-type="string" table:style-name="ce5">
            <text:p>Each browser error was fixed <text:s/>to ensure that the page runs as expected for all your users.</text:p>
          </table:table-cell>
          <table:table-cell office:value-type="string" table:style-name="ce6">
            <text:p><text:a xlink:href="https://web.dev/error-in-console/?utm%20source=lighthouse&amp;utm%20medium=lr">https://web.dev/error-in-console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SEO</text:p>
          </table:table-cell>
          <table:table-cell office:value-type="string" table:style-name="ce4">
            <text:p>Not mobile friendly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Users have to scroll to see the entire page and the page size is not appropriate. The links and text image overlap each other on mobile view.</text:p>
          </table:table-cell>
          <table:table-cell office:value-type="string" table:style-name="ce5">
            <text:p>The text image was not compatible with mobile version therefore change the text image to a paragraph.</text:p>
          </table:table-cell>
          <table:table-cell office:value-type="string" table:style-name="ce8">
            <text:p><text:a xlink:href="https://moz.com/learn/seo/mobile-optimization">https://moz.com/learn/seo/mobile-optimization</text:a>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table:number-columns-repeated="1024" table:style-name="ce4"/>
          <table:table-cell table:number-columns-repeated="15360"/>
        </table:table-row>
        <table:table-row table:style-name="ro8">
          <table:table-cell table:style-name="ce9"/>
          <table:table-cell table:style-name="ce10"/>
          <table:table-cell table:style-name="ce4"/>
          <table:table-cell table:style-name="ce9"/>
          <table:table-cell table:style-name="ce5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table:style-name="ce10"/>
          <table:table-cell table:number-columns-repeated="1022" table:style-name="ce4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table:number-columns-repeated="1020" table:style-name="ce4"/>
          <table:table-cell table:number-columns-repeated="15360"/>
        </table:table-row>
        <table:table-row table:number-rows-repeated="104856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0-09-12T18:20:18Z</meta:creation-date>
    <dc:date>2020-09-24T20:12:13Z</dc:date>
    <meta:editing-cycles>3</meta:editing-cycles>
    <meta:editing-duration>PT43457S</meta:editing-duration>
  </office:meta>
</office:document-meta>
</file>